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14pt" officeooo:rsid="000eddb4" officeooo:paragraph-rsid="000eddb4" style:font-size-asian="14pt" style:font-size-complex="14pt"/>
    </style:style>
    <style:style style:name="T1" style:family="text">
      <style:text-properties fo:color="#009900"/>
    </style:style>
    <style:style style:name="T2" style:family="text">
      <style:text-properties fo:color="#009900" officeooo:rsid="001216e0"/>
    </style:style>
    <style:style style:name="T3" style:family="text">
      <style:text-properties fo:color="#009900" officeooo:rsid="00133717"/>
    </style:style>
    <style:style style:name="T4" style:family="text">
      <style:text-properties officeooo:rsid="001216e0"/>
    </style:style>
    <style:style style:name="T5" style:family="text">
      <style:text-properties officeooo:rsid="001337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SIC] The opening of the public's' fear had, perhaps, predictable <text:span text:style-name="T1">consequences </text:span><text:span text:style-name="T2">= последствия, следсвия</text:span>. People were <text:span text:style-name="T1">competing </text:span><text:span text:style-name="T2">= конкуренция, соревновая</text:span> against</text:p>
      <text:p text:style-name="P1">one another how far you can go. Could Lenin be touched? Could Lenin's <text:span text:style-name="T1">heritage </text:span><text:span text:style-name="T2">= наследие</text:span> be discussed? Could any aspect of Soviet</text:p>
      <text:p text:style-name="P1">history be openly discussed. And then, of course,</text:p>
      <text:p text:style-name="P1"><text:span text:style-name="T1">varieties </text:span><text:span text:style-name="T2">= разнообразие</text:span> of views were heard. Among them, predictably,</text:p>
      <text:p text:style-name="P1">not every view was attractive. Nationalists anti-Semitic views for the first time were also <text:span text:style-name="T1">expressed </text:span><text:span text:style-name="T2">= выраженный</text:span>. And the public <text:span text:style-name="T1">sphere </text:span><text:span text:style-name="T2">= сфера</text:span> came</text:p>
      <text:p text:style-name="P1">to be divided between liberals among whom Andrei Sakharov was perhaps the most significant<text:span text:style-name="T1"> figure</text:span>. It was a remarkable moment when</text:p>
      <text:p text:style-name="P1">Gorbachev telephoned Sakharov, who had still been in <text:span text:style-name="T1">exile </text:span><text:span text:style-name="T2">= ссыльный изгнание</text:span>, and</text:p>
      <text:p text:style-name="P1">allowed him to return to Moscow. Which was, as they say,</text:p>
      <text:p text:style-name="P1">a message is expressed that what Sakharov had to</text:p>
      <text:p text:style-name="P1">say in the past namely, a liberal critique of the regime,</text:p>
      <text:p text:style-name="P1">was all right, was acceptable. And then social organizations</text:p>
      <text:p text:style-name="P1">have <text:span text:style-name="T1">reappeared</text:span>. Among them, most liberal views</text:p>
      <text:p text:style-name="P1">expressed were in the organization of the writers and especially</text:p>
      <text:p text:style-name="P1">the organization of the cinematographers. And the films, which were made at this time, were</text:p>
      <text:p text:style-name="P1"><text:span text:style-name="T1">somewhat </text:span><text:span text:style-name="T2">= в некотором роде</text:span> early and now could be shown. Directors, such as such as were <text:span text:style-name="T1">profound </text:span><text:span text:style-name="T2">= глубокий, основательный</text:span> critics of</text:p>
      <text:p text:style-name="P1">a totalitarian regime, which made a <text:span text:style-name="T1">memorable </text:span><text:span text:style-name="T2">= незабываемый</text:span> <text:span text:style-name="T1">impression </text:span><text:span text:style-name="T2">= впечатление</text:span>. But also, members of the leadership, some of them were <text:span text:style-name="T1">brought </text:span><text:span text:style-name="T2">= привел</text:span> into</text:p>
      <text:p text:style-name="P1">office by Gorbachev himself, were <text:span text:style-name="T1">increasingly </text:span><text:span text:style-name="T2">= все больше и больше</text:span> <text:span text:style-name="T1">expressing </text:span><text:span text:style-name="T2">= выражающийся</text:span> fear,</text:p>
      <text:p text:style-name="P1">where is this leading? And indeed,</text:p>
      <text:p text:style-name="P1">the famous incident when an unknown woman, Anatolyevna, wrote a letter to journal, in which expressed views that Stalin is not properly <text:span text:style-name="T1">appreciated </text:span><text:span text:style-name="T2">= оценил</text:span>. To be sure,</text:p>
      <text:p text:style-name="P1">there were some mistakes were made. But we also have to stress and understand</text:p>
      <text:p text:style-name="P1">the glorious achievements of the soviet people under Stalin's leadership. Which gave a pause to the liberal</text:p>
      <text:p text:style-name="P1">element in the hierarchy. But the leadership came to be <text:soft-page-break/>divided. Those who were, well,</text:p>
      <text:p text:style-name="P1"><text:span text:style-name="T1">devoted </text:span><text:span text:style-name="T2">= посвященный</text:span> to <text:span text:style-name="T1">further </text:span><text:span text:style-name="T2">= в дальнейшем, далее</text:span> change, further <text:span text:style-name="T1">deepening </text:span><text:span text:style-name="T2">= углубление</text:span> the criticism</text:p>
      <text:p text:style-name="P1">of the existing regime. And those who were <text:span text:style-name="T1">fearful </text:span><text:span text:style-name="T2">= напуганный</text:span>,</text:p>
      <text:p text:style-name="P1">where did Gorbachev stand? We can conclude that when</text:p>
      <text:p text:style-name="P1">he <text:span text:style-name="T1">embarked </text:span><text:span text:style-name="T2">= погруженный, приступили к</text:span> on the series of reform he did know where</text:p>
      <text:p text:style-name="P1">this was going to go. That is he, just like Khrushchev before,</text:p>
      <text:p text:style-name="P1">believed that the soviet system can be <text:span text:style-name="T1">remedied </text:span><text:span text:style-name="T2">= исправлено</text:span>,</text:p>
      <text:p text:style-name="P1">that it is possible to create, what was called,</text:p>
      <text:p text:style-name="P1">socialism with the human face. Where the attractive</text:p>
      <text:p text:style-name="P1">features of an <text:span text:style-name="T1">egalitarian </text:span><text:span text:style-name="T2">= уравнительный</text:span> regime could be combined</text:p>
      <text:p text:style-name="P1">with intellectual freedom. But the real issue has been, and</text:p>
      <text:p text:style-name="P1">has always been, reforming the economy. What was there to do? Plans were drawn up. How to transform the Soviet <text:span text:style-name="T1">treasury </text:span><text:span text:style-name="T2">= казна, казначейство</text:span>. How to bring together egalitarian party controlled economy with</text:p>
      <text:p text:style-name="P1">the <text:span text:style-name="T1">efficiency </text:span><text:span text:style-name="T2">= эффективность</text:span> of the market. And some steps were taken, such as</text:p>
      <text:p text:style-name="P1">allowing a degree of private <text:span text:style-name="T1">enterprise </text:span><text:span text:style-name="T2">= предприятие</text:span>. <text:span text:style-name="T1">Consumer </text:span><text:span text:style-name="T2">= потребитель</text:span> cooperatives on that small</text:p>
      <text:p text:style-name="P1">scale were allowed to operate, such as restaurants. Restaurants would operate</text:p>
      <text:p text:style-name="P1">on a cooperative basis. But obviously,</text:p>
      <text:p text:style-name="P1">this was no solution to the large issue. And the plans which were drawn up, how to</text:p>
      <text:p text:style-name="P1">transform the economy and at the same time maintain the leadership of the communist</text:p>
      <text:p text:style-name="P1">party, were constantly discussed. And Gorbachev, who <text:span text:style-name="T1">gradually </text:span><text:span text:style-name="T2">= постепенно</text:span> became <text:span text:style-name="T1">aware </text:span><text:span text:style-name="T2">= знать, осведомленный</text:span> of the danger of where</text:p>
      <text:p text:style-name="P1">these reforms were leading, at times he <text:span text:style-name="T1">sided</text:span> with the liberal reformers wanted to introduce transform</text:p>
      <text:p text:style-name="P1">the Soviet economy on the market basis. And at other times,</text:p>
      <text:p text:style-name="P1">he pulled back from supporting these. And so as far as the economy</text:p>
      <text:p text:style-name="P1">was <text:span text:style-name="T1">concerned </text:span><text:span text:style-name="T2">= обеспокоенный</text:span> at least, in the last year or two before 1991, the time of the collapse of the Communist</text:p>
      <text:p text:style-name="P1"><text:soft-page-break/>regime, of the Soviet regime. Gorbachev's <text:span text:style-name="T1">policies </text:span><text:span text:style-name="T2">= полисы</text:span> became <text:span text:style-name="T1">hesitant </text:span><text:span text:style-name="T2">= колеблющийся</text:span>, and one <text:span text:style-name="T1">pointed </text:span><text:span text:style-name="T2">= заостренный</text:span> <text:span text:style-name="T1">conservatives </text:span><text:span text:style-name="T2">= консерваторы</text:span> and</text:p>
      <text:p text:style-name="P1">one he sided with the liberals. Aside the from the economy, the political order had to be transformed. And Gorbachev introduced</text:p>
      <text:p text:style-name="P1">the <text:span text:style-name="T1">major </text:span><text:span text:style-name="T2">= главный</text:span> reform and actions to the <text:span text:style-name="T1">supreme </text:span><text:span text:style-name="T2">= верховный</text:span> Soviet and for the first time since 1918, 1917, <text:span text:style-name="T1">genuine </text:span><text:span text:style-name="T2">= подлинный</text:span> elections took place</text:p>
      <text:p text:style-name="P1">in the Soviet Union for a large <text:span text:style-name="T1">assembly </text:span><text:span text:style-name="T2">= сборка</text:span> of 2,200 people. Some of the delegates were</text:p>
      <text:p text:style-name="P1"><text:span text:style-name="T1">representatives</text:span> <text:span text:style-name="T4">= представители </text:span>of social organizations. And in some <text:span text:style-name="T1">instances </text:span><text:span text:style-name="T2">= примеры</text:span>, such as a delegates</text:p>
      <text:p text:style-name="P1">assigned to the communist party, the party simply nominated them,</text:p>
      <text:p text:style-name="P1">named them. And most elections took place. In other instances, in the case of other</text:p>
      <text:p text:style-name="P1">organizations, genuine elections took place and genuine elections took</text:p>
      <text:p text:style-name="P1">place also in the country as a whole. And you ended up with</text:p>
      <text:p text:style-name="P1">a completely <text:span text:style-name="T1">unwieldy </text:span><text:span text:style-name="T2">= громоздкий</text:span> assembly of 2,200 people,</text:p>
      <text:p text:style-name="P1">which then elected a smaller group. And this produced great</text:p>
      <text:p text:style-name="P1"><text:span text:style-name="T1">excitement </text:span><text:span text:style-name="T2">= волнение</text:span> because, in terms of these elections,</text:p>
      <text:p text:style-name="P1">political views could be <text:span text:style-name="T1">articulated </text:span><text:span text:style-name="T2">= сочлененный</text:span>. <text:span text:style-name="T1">Alternative</text:span> <text:span text:style-name="T5">= альтернатива </text:span>lines of</text:p>
      <text:p text:style-name="P1">development were articulated. And that is the very central feature of an <text:span text:style-name="T1">un totalitarian</text:span> society. Now, Gorbachev still took it for <text:span text:style-name="T1">granted</text:span>,</text:p>
      <text:p text:style-name="P1">the leading role of the communist party. Now of course,</text:p>
      <text:p text:style-name="P1">this was making circle out of a square. The nature of the communist</text:p>
      <text:p text:style-name="P1">party was not meant to be an organization which <text:span text:style-name="T1">competes </text:span><text:span text:style-name="T3">= соревнуются</text:span></text:p>
      <text:p text:style-name="P1">with other organizations. You could not <text:span text:style-name="T1">preserve </text:span><text:span text:style-name="T3">= сохранять</text:span> the leading role of</text:p>
      <text:p text:style-name="P1">the communist party in which Gorbachev, up to this point, <text:span text:style-name="T1">genuinely </text:span><text:span text:style-name="T3">= неподдельно</text:span> believed in,</text:p>
      <text:p text:style-name="P1">and at the same time have free election. This created a great deal of excitement,</text:p>
      <text:p text:style-name="P1">and also a great deal of uncertainty. Where are we going? This is the period which is</text:p>
      <text:p text:style-name="P1"><text:soft-page-break/>described as a Perestroika. Perestroika meaning rebuilding. Ultimately, it is fair to say, that it was unsuccessful. The undertaking of bringing</text:p>
      <text:p text:style-name="P1">together the attractive features of an egalitarian</text:p>
      <text:p text:style-name="P1">regime with the efficiency of a market economy,</text:p>
      <text:p text:style-name="P1">bringing together the, <text:span text:style-name="T1">quote <text:s/></text:span><text:span text:style-name="T3">= цитата</text:span>, leading role of the communist</text:p>
      <text:p text:style-name="P1">party of the Soviet Union and a democratic public sphere,</text:p>
      <text:p text:style-name="P1">was impossible. In that sense,</text:p>
      <text:p text:style-name="P1">Gorbachev reforms were failed, meaning that in fact the economy</text:p>
      <text:p text:style-name="P1">not only were not remedied, but they're sure to disappear. The life, the material life,</text:p>
      <text:p text:style-name="P1">of the Soviet people did not improve. And so where are we going to go from here? What needs to be discussed was Gorbachev's role in changing the place of the Soviet Union in the international sphere. [MUS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7T00:49:53.240446561</dc:date>
    <meta:editing-duration>PT3M39S</meta:editing-duration>
    <meta:editing-cycles>2</meta:editing-cycles>
    <meta:generator>LibreOffice/5.1.6.2$Linux_X86_64 LibreOffice_project/10m0$Build-2</meta:generator>
    <meta:document-statistic meta:table-count="0" meta:image-count="0" meta:object-count="0" meta:page-count="4" meta:paragraph-count="74" meta:word-count="1071" meta:character-count="6471" meta:non-whitespace-character-count="5473"/>
  </office:meta>
</office:document-meta>
</file>